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38ed"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b95e"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a141"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d8ac" officeooo:paragraph-rsid="002ad8ac"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fo:language="ru" fo:country="RU" officeooo:paragraph-rsid="00313a3d"/>
    </style:style>
    <style:style style:name="P150" style:family="paragraph" style:parent-style-name="Text_20_body">
      <style:paragraph-properties fo:margin-left="0in" fo:margin-right="0in" fo:text-align="justify" style:justify-single-word="false" fo:text-indent="0.1965in" style:auto-text-indent="false"/>
      <style:text-properties officeooo:paragraph-rsid="00313a3d"/>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2f4427"/>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31b88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officeooo:rsid="0029a141" style:font-weight-asian="bold" style:font-weight-complex="bold"/>
    </style:style>
    <style:style style:name="T27" style:family="text">
      <style:text-properties fo:font-weight="bold" fo:background-color="transparent" loext:char-shading-value="0"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3" style:family="text">
      <style:text-properties style:use-window-font-color="true" fo:language="ru" fo:country="RU" fo:font-style="normal" fo:background-color="transparent" loext:char-shading-value="0" style:font-style-asian="normal" style:font-style-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ru" fo:country="RU" fo:font-style="italic" fo:font-weight="normal" style:font-style-asian="italic" style:font-weight-asian="normal" style:font-style-complex="italic" style:font-weight-complex="normal"/>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background-color="transparent" loext:char-shading-value="0"/>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normal" style:text-underline-style="none" style:font-style-asian="normal" style:font-style-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fo:background-color="transparent" loext:char-shading-value="0" style:font-style-asian="normal" style:font-weight-asian="normal" style:font-style-complex="normal" style:font-weight-complex="normal"/>
    </style:style>
    <style:style style:name="T56" style:family="text">
      <style:text-properties fo:font-style="normal" style:text-underline-style="none" style:font-style-asian="normal" style:font-style-complex="normal"/>
    </style:style>
    <style:style style:name="T57" style:family="text">
      <style:text-properties fo:font-weight="normal" style:font-weight-asian="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fo:font-weight="bold" style:font-weight-asian="bold" style:font-weight-complex="bold"/>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officeooo:rsid="001815ce"/>
    </style:style>
    <style:style style:name="T76" style:family="text">
      <style:text-properties officeooo:rsid="001838ed"/>
    </style:style>
    <style:style style:name="T77" style:family="text">
      <style:text-properties officeooo:rsid="001add45"/>
    </style:style>
    <style:style style:name="T78" style:family="text">
      <style:text-properties officeooo:rsid="001c7832"/>
    </style:style>
    <style:style style:name="T79" style:family="text">
      <style:text-properties officeooo:rsid="001f7f19"/>
    </style:style>
    <style:style style:name="T80" style:family="text">
      <style:text-properties officeooo:rsid="0020284e"/>
    </style:style>
    <style:style style:name="T81" style:family="text">
      <style:text-properties officeooo:rsid="0021fc82"/>
    </style:style>
    <style:style style:name="T82" style:family="text">
      <style:text-properties officeooo:rsid="0023e711"/>
    </style:style>
    <style:style style:name="T83" style:family="text">
      <style:text-properties officeooo:rsid="0025b3a2"/>
    </style:style>
    <style:style style:name="T84" style:family="text">
      <style:text-properties officeooo:rsid="00260eb4"/>
    </style:style>
    <style:style style:name="T85" style:family="text">
      <style:text-properties officeooo:rsid="00272329"/>
    </style:style>
    <style:style style:name="T86" style:family="text">
      <style:text-properties officeooo:rsid="00279411"/>
    </style:style>
    <style:style style:name="T87" style:family="text">
      <style:text-properties officeooo:rsid="0027dd1f"/>
    </style:style>
    <style:style style:name="T88" style:family="text">
      <style:text-properties officeooo:rsid="0028b95e"/>
    </style:style>
    <style:style style:name="T89" style:family="text">
      <style:text-properties officeooo:rsid="0029a141"/>
    </style:style>
    <style:style style:name="T90" style:family="text">
      <style:text-properties officeooo:rsid="002ad8ac"/>
    </style:style>
    <style:style style:name="T91" style:family="text">
      <style:text-properties officeooo:rsid="002c9399"/>
    </style:style>
    <style:style style:name="T92" style:family="text">
      <style:text-properties officeooo:rsid="002e392e"/>
    </style:style>
    <style:style style:name="T93" style:family="text">
      <style:text-properties officeooo:rsid="002f4427"/>
    </style:style>
    <style:style style:name="T94" style:family="text">
      <style:text-properties officeooo:rsid="0031b8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2">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2">– Нэш, к</text:span>ак называется наш проект?</text:p>
      <text:p text:style-name="P75"><text:span text:style-name="T8">– </text:span><text:span text:style-name="T57">Дайсон.</text:span></text:p>
      <text:p text:style-name="P75"><text:span text:style-name="T8">– </text:span><text:span text:style-name="T57">Сколько тебе лет?</text:span></text:p>
      <text:p text:style-name="P75"><text:span text:style-name="T8">– </text:span><text:span text:style-name="T57">Два года с начала запуска кластера.</text:span></text:p>
      <text:p text:style-name="P75"><text:span text:style-name="T8">– </text:span><text:span text:style-name="T57">Какой сейчас год?</text:span></text:p>
      <text:p text:style-name="P75"><text:span text:style-name="T8">– </text:span><text:span text:style-name="T49">20</text:span><text:span text:style-name="T36">19</text:span><text:span text:style-name="T57">-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4">, </text:span><text:span text:style-name="T5">в некоем городе живёт брадобрей, который бреет всех людей, которые не бреются сами. Вопрос: кто бреет брадобрея</text:span><text:span text:style-name="T54">?</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5">incompartible interface Analytics v.0.93 beta</text:span>”</text:p>
      <text:p text:style-name="P31">Ага, уже теплее.</text:p>
      <text:p text:style-name="P31"/>
      <text:p text:style-name="P75"><text:span text:style-name="T8">– Нэш</text:span><text:span text:style-name="T57">,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9">тридцатичетырёх</text:span><text:span text:style-name="T28">этажного </text:span><text:span text:style-name="T29">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8">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8"> </text:span><text:span text:style-name="T29">Юджина</text:span><text:span text:style-name="T1">,</text:span> <text:span text:style-name="T29">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8">Тридцать чет</text:span><text:span text:style-name="T29">ыре</text:span><text:span text:style-name="T28">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3">Сознание рестартовало после того, как я гребанулся </text:span><text:span text:style-name="T5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0"> настороженные уш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text:span><text:span text:style-name="T18">—</text:span><text:span text:style-name="T50">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8">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8">верх</text:span>…</text:p>
      <text:p text:style-name="P3">– Сестра, ты идёшь? – вы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8">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2588860304454178406"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8">платформ </text:span><text:span text:style-name="T2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8"> И никто ж не догадывался, что она </text:span><text:span text:style-name="T29">сделана по королевскому заказу</text:span><text:span text:style-name="T28">! Её </text:span><text:span text:style-name="T29">Солнечное </text:span><text:span text:style-name="T28"><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8"> – </text:span><text:span text:style-name="T29">2135</text:span><text:span text:style-name="T28"> A.C.</text:span><text:span text:style-name="T29">»</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0">Прижав </text:span>уши к голове, <text:span text:style-name="T60">она дала</text:span> задний ход <text:span text:style-name="T60">и </text:span>выкарабкалась обратно. Окинув библиотеку отчаянным взглядом, <text:span text:style-name="T60">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8">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text:span><text:span text:style-name="T73">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5">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5">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0">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0">любви</text:span> начинаешь понимать только тогда, когда <text:span text:style-name="T60">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0">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0">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0">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3"> </text:span><text:span text:style-name="T39">— вся архитектура явно </text:span><text:span text:style-name="T30">была </text:span><text:span text:style-name="T39">заточена под крылатых. Таких, для которых приземлиться на балкон в тронном зале или уйти через портик на крыше</text:span><text:span text:style-name="T53"> </text:span><text:span text:style-name="T39">— обычное дело. </text:span><text:span text:style-name="T53">Хорошо, что </text:span><text:span text:style-name="T4">заместительная терапия Селестии и </text:span><text:span text:style-name="T53">ежедневные посещения каретной мастерской подняли мой тонус, изрядно посаженный сидячим образом жизни.</text:span></text:p>
      <text:p text:style-name="P1"><text:span text:style-name="T5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0">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9">— книжный шкаф и напольная подставка для чтения с </text:span><text:span text:style-name="T30">упором в виде </text:span><text:span text:style-name="T39">голов</text:span><text:span text:style-name="T30">ы</text:span><text:span text:style-name="T3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0">жаровни</text:span><text:span text:style-name="T39"> и фонтанчик</text:span><text:span text:style-name="T30">а</text:span><text:span text:style-name="T39">. </text:span><text:span text:style-name="T30">Каменный пол комнаты был </text:span><text:soft-page-break/><text:span text:style-name="T30">покрыт розовым ковром с длиннейшим ворсом.</text:span><text:span text:style-name="T39"> </text:span><text:span text:style-name="T30">Его центр занимал высокий </text:span><text:span text:style-name="T39">кругл</text:span><text:span text:style-name="T30">ый</text:span><text:span text:style-name="T39"> </text:span><text:span text:style-name="T30">футон</text:span><text:span text:style-name="T39"> </text:span><text:span text:style-name="T30">с</text:span><text:span text:style-name="T39"> велик</text:span><text:span text:style-name="T30">им</text:span><text:span text:style-name="T39"> множество</text:span><text:span text:style-name="T30">м</text:span><text:span text:style-name="T39"> подушек. Среди них я с удивлением заметил плюшевую единорожку </text:span><text:span text:style-name="T30">фиолетового</text:span><text:span text:style-name="T39">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ья остались в прошлом,</text:p><text:p text:style-name="P138">Пустота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oft-page-break/><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0">«</text:span>сказочной обезьяне из Вечнодикого леса<text:span text:style-name="T30">»</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9">– </text:span><text:span text:style-name="T30">Говорят, в Додж-сити почти не осталось жителей. В местном депо перестали обслуживать паровозы из-за нехватки рабочих. Старик </text:span><text:span text:style-name="T39">–</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9">– </text:span><text:span text:style-name="T43">А из Пинто Крика уже месяц нет новостей…</text:span></text:p>
      <text:p text:style-name="P3"><text:span text:style-name="T39">– </text:span><text:span text:style-name="T43">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3">– </text:span>“<text:span text:style-name="T1">Что я могу сделать, чтобы вернуть всё назад?</text:span>”</text:p>
      <text:p text:style-name="P15"><text:span text:style-name="T43">– </text:span><text:span text:style-name="T30">Так и сказала?</text:span></text:p>
      <text:p text:style-name="P1"><text:span text:style-name="T39">–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3">– </text:span><text:span text:style-name="T30">Что бы это значило, Флёр?</text:span></text:p>
      <text:p text:style-name="P15"><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8">—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5">— </text:span><text:span text:style-name="T57">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7">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60">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3">.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8">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3">— </text:span><text:span text:style-name="T4">зачем привлекать ненужное внимание</text:span><text:span text:style-name="T53"> к своей особе? </text:span><text:span text:style-name="T4">После всеобщего интереса кантерлотской знати к тебе, как к королевскому любимчику, тебе хочется покоя.</text:span><text:span text:style-name="T53"> Да и собраться с мыслями проще в доме, избавленном от </text:span><text:span text:style-name="T4">гостинничной </text:span><text:span text:style-name="T53">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9">–</text:span><text:span text:style-name="T3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9">исчезновений уже год. Почту за честь работать </text:span><text:span text:style-name="T30">под твоим руководством</text:span><text:span text:style-name="T39">. Погоди немного, я </text:span><text:span text:style-name="T30">от</text:span><text:span text:style-name="T39">систематизирую нужную информацию и расскажу тебе, насколько далеко смогла продвинуться.</text:span></text:p>
      <text:p text:style-name="P33"><text:soft-page-break/>“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text:soft-page-break/>–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text:soft-page-break/></text:p>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7">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36">”</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6">ведь </text:span><text:span text:style-name="T42">я </text:span><text:soft-page-break/><text:span text:style-name="T42">—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7">Видения этих городов</text:span><text:span text:style-name="T47"> дрожали, <text:s/>пересекались </text:span><text:span text:style-name="T37">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7">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2">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8"> с использованием </text:span><text:span text:style-name="T2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text:soft-page-break/>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text:soft-page-break/>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text:soft-page-break/>–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text:soft-page-break/>–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3">—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7">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3">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text:soft-page-break/>–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9">—</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Я всего лишь единорог, не то, что некоторые!</text:span><text:span text:style-name="T39"> </text:span><text:span text:style-name="T30">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oft-page-break/><text:span text:style-name="T39">– Я </text:span><text:span text:style-name="T43">всегда буду оставаться в тени. </text:span><text:span text:style-name="T39">– </text:span><text:span text:style-name="T43">хлюпала единорожка. </text:span><text:span text:style-name="T39">–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2">– </text:span>Ты?!</text:p>
      <text:p text:style-name="P95"><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2">– М</text:span>ожет, тогда ты скажешь, что в нём пошло не так и почему к вам попал я, а не сверхаликорн?</text:p>
      <text:p text:style-name="P95"><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9">—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30">«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oft-page-break/><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0">.</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oft-page-break/><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7">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7">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oft-page-break/><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oft-page-break/><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7">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6">— </text:span><text:span text:style-name="T57">эт правда?</text:span></text:p>
      <text:p text:style-name="P47"><text:span text:style-name="T16">– </text:span><text:span text:style-name="T57">Какая из? Их много, вообще-то. Ик!</text:span></text:p>
      <text:p text:style-name="P47"><text:span text:style-name="T16">– </text:span><text:span text:style-name="T57">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7">он-нон, </text:span><text:span text:style-name="T16">– </text:span><text:span text:style-name="T57">захихикала Пинки, взъерошив копытами розовые кудряшки и попытавшись соорудить из них бороду, </text:span><text:span text:style-name="T16">–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7">Ты что-о-о! Нельзя любить фаэри! Она похитит твоё сердце, и ты будешь искать её, пока не… </text:span><text:span text:style-name="T16">– </text:span><text:span text:style-name="T57">Пинки погрузилась мордочкой в так и не съеденный салат «по-кантерлотски» и захрапела.</text:span></text:p>
      <text:p text:style-name="P47"><text:span text:style-name="T16">– </text:span><text:span text:style-name="T57">Пока не умру?</text:span></text:p>
      <text:p text:style-name="P47"><text:span text:style-name="T16">– </text:span><text:span text:style-name="T57">Нет, глупенький. </text:span><text:span text:style-name="T16">– </text:span><text:span text:style-name="T57">пробулькала Пинки из миски. </text:span><text:span text:style-name="T16">– </text:span><text:span text:style-name="T57">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oft-page-break/><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5">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oft-page-break/><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oft-page-break/><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text:soft-page-break/>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text:soft-page-break/>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oft-page-break/><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5">Исчезновение дневной главы диархии: Эквестрия в панике!</text:span>» (статья двухдневной давности).</text:p>
      <text:p text:style-name="P50">«<text:span text:style-name="T25">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5">Да отстаньте же вы от меня! Он сказал, что ест пони, но я этого НЕ ВИДЕЛА!!!</text:span>»).</text:p>
      <text:p text:style-name="P50"><text:soft-page-break/>«<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text:soft-page-break/>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144">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text:soft-page-break/>вершинами дубов и сосен так быстро и <text:span text:style-name="T75">так </text:span>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text:span text:style-name="T75">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span></text:p>
      <text:p text:style-name="P50">Наконец <text:span text:style-name="T76">Дэш</text:span>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59">302 пони</text:span><text:span text:style-name="T25">.</text:span></text:p>
      <text:p text:style-name="P50"><text:span text:style-name="T59">250 пони</text:span><text:span text:style-name="T25">.</text:span></text:p>
      <text:p text:style-name="P50"><text:span text:style-name="T59">125 поней</text:span><text:span text:style-name="T25">.</text:span></text:p>
      <text:p text:style-name="P50"><text:span text:style-name="T25">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text:span text:style-name="T77">жителей</text:span> продавали овощи на крохотном базарчике. Две пони сидели <text:span text:style-name="T77">тут же, </text:span>под навесом летней веранды кафе. Крохотная кобылка-жеребёнок с огромным бантом рисовала в придорожной пыли гвоздём <text:span text:style-name="T79">колонку</text:span>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text:span text:style-name="T78">П</text:span>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text:span text:style-name="T80">чего</text:span>-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text:span text:style-name="T80">специально </text:span>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text:span text:style-name="T80">у меня будет возможность </text:span>лично уничтож<text:span text:style-name="T80">ить</text:span>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6">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5">Крепко обнимаю, чешу холку, хлопаю по шее! Твой Анон. </text:span><text:span text:style-name="T21">Дружба </text:span><text:span text:style-name="T35">—</text:span><text:span text:style-name="T21"> </text:span><text:span text:style-name="T3">э</text:span><text:span text:style-name="T21">то, </text:span><text:span text:style-name="T61">так её </text:span><text:span text:style-name="T3">разэтак</text:span><text:span text:style-name="T61">,</text:span><text:span text:style-name="T21"> магия!</text:span></text:p>
      <text:p text:style-name="Standard"><text:span text:style-name="T21"/></text:p>
      <text:p text:style-name="Standard"><text:span text:style-name="T21">P.S. Мне тебя не хватает. Сильно.</text:span><text:span text:style-name="T53">»</text:span></text:p>
      <text:p text:style-name="P50"/>
      <text:p text:style-name="P50">В дверь постучали условным стуком. Я спрятал письмо и впустил Дэш, <text:span text:style-name="T81">после чего </text:span>закры<text:span text:style-name="T81">л</text:span>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text:span text:style-name="T81">всё </text:span>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text:span text:style-name="T82">Ну, знаешь, как в Понивилле.</text:span>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text:span text:style-name="T82">Ай! </text:span>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text:span text:style-name="T82">Ы-ы-ы… </text:span>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text:span text:style-name="T82">по подушке </text:span>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text:span text:style-name="T82">поучительная </text:span>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text:span text:style-name="T83">пожалуйста-пожалуйста</text:span>! Больше не буду, только объясни, как жабы оказались в Кантерлоте?</text:p>
      <text:p text:style-name="P50"><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text:span text:style-name="T84">оттолкнулся от кузёна посильнее, да и </text:span>выпрыгнул из кувшина. <text:s/><text:span text:style-name="T84">И</text:span>,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text:span text:style-name="T84">не раскрывая глаз,</text:span>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pan text:style-name="T85">размеренный</text:span>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text:span text:style-name="T86">с большим бантом </text:span>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text:span text:style-name="T86">символы</text:span>.</text:p>
      <text:p text:style-name="P50"><text:soft-page-break/></text:p>
      <text:p text:style-name="P50">«<text:span text:style-name="T59">37 пни</text:span></text:p>
      <text:p text:style-name="P69">24пн</text:p>
      <text:p text:style-name="P69">15</text:p>
      <text:p text:style-name="P50"><text:span text:style-name="T25">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59">302 пони</text:span><text:span text:style-name="T25">.</text:span></text:p>
      <text:p text:style-name="P50"><text:span text:style-name="T59">250 пони</text:span><text:span text:style-name="T25">.</text:span></text:p>
      <text:p text:style-name="P50"><text:span text:style-name="T59">125 поней</text:span><text:span text:style-name="T25">.</text:span></text:p>
      <text:p text:style-name="P50"><text:span text:style-name="T25">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text:span text:style-name="T86">целлулоидную </text:span>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text:span text:style-name="T86">идел</text:span> у заднего окна и прово<text:span text:style-name="T86">жал</text:span> указатель взглядом. Через минуту табличка исчезла в ночи.</text:p>
      <text:p text:style-name="P50"/>
      <text:h text:style-name="Heading_20_2" text:outline-level="2">18. Филлидельфия</text:h>
      <text:p text:style-name="P37"/>
      <text:p text:style-name="P145">Филлидельфия была слишком велика, чтобы сгинуть полностью — провал расколол её пополам, проглотив центральную часть. <text:span text:style-name="T87">У</text:span>державшиеся от обрушения <text:s/><text:span text:style-name="T87">о</text:span>статки домов нависали над пропастью, <text:span text:style-name="T87">подобно птичьим гнёздам</text:span>.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text:span text:style-name="T88">Провала</text:span>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text:span text:style-name="T88">за дюжину </text:span>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146">«<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команды пегасов </text:span><text:span text:style-name="T26">с аттестатами по ускоренному курсу</text:span>». «<text:span text:style-name="T25">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text:span text:style-name="T89">я</text:span> понял: Филлидельфия стала городом-призраком.</text:p>
      <text:p text:style-name="P146">– Эти уродские трещины начинают меня бесить! – пожаловалась Дэш. – Мы за ними не успеваем. <text:span text:style-name="T89">О</text:span>ни движутся быстрее, чем я могу тащить этот уродский фургон! А вдруг нам больше некуда возвращаться? <text:span text:style-name="T89">Вдруг мы в</text:span>ернёмся в Понивилль, <text:s/>а там — дыра! Если бы я могла летать!</text:p>
      <text:p text:style-name="P50"><text:soft-page-break/>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147">Пегаска печально покачала головой.</text:p>
      <text:p text:style-name="P50">– Сочувствую. Без друзей не прикольно. Всем нужны друзья. Даже Дискорду, дискорд его забери!</text:p>
      <text:p text:style-name="P50"><text:soft-page-break/>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text:span text:style-name="T90">планку</text:span>.</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text:span text:style-name="T90">овощных </text:span>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0">И товары</text:span> вовсе<text:span text:style-name="T60"> не </text:span>бесплатные<text:span text:style-name="T60"> <text:s/></text:span>— я оставлял в магазинах деньги! — последние, кстати. Дай, я сам отберу припасы…</text:p>
      <text:p text:style-name="P50"><text:soft-page-break/></text:p>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text:span text:style-name="T90">мизерными</text:span> шансами достать <text:span text:style-name="T90">байк</text:span>, я, наконец, понял, чего лишился. Ощущение стремительности пронизывало меня мощным всесокрушающим потоком, руки крепко сжимали <text:span text:style-name="T90">дрожащий</text:span>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text:span text:style-name="T91">и почесала в затылке</text:span>.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span text:style-name="T91">у-у</text:span>!!!</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text:soft-page-break/>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text:span text:style-name="T92">на фоне остатков купола</text:span>.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text:span text:style-name="T92">я </text:span>могу встать, если ты стоишь прямо надо мной? – с трудом отвечаю я.</text:p>
      <text:p text:style-name="P50"><text:soft-page-break/>–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0">А т</text:span>ы вставать не хотел! Я очень-очень испугалась. <text:span text:style-name="T60">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7">пишешь</text:span><text:span text:style-name="T47">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93">И </text:span><text:span text:style-name="T11">у</text:span> нас совсем нет магии.</text:p>
      <text:p text:style-name="P50"><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0">матюков мне</text:span> удалось замазать самые большие щели. За тестовый<text:span text:style-name="T60"> </text:span>получасовый заплыв<text:span text:style-name="T60">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text:span text:style-name="T93">мне </text:span>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0">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0">н жил с пони! И они </text:span>офигенски <text:span text:style-name="T60">любили друг друга! И у них </text:span>был<text:span text:style-name="T60"> </text:span>офигенский <text:span text:style-name="T60">секс! </text:span>И это было круто!<text:span text:style-name="T60">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text:span text:style-name="T93">прижала уши и </text:span>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149">ПЛЮХ!</text:p>
      <text:p text:style-name="P149">Оп-па!</text:p>
      <text:p text:style-name="P150">Как пишут в банковск<text:span text:style-name="T1">их </text:span>кредитных договорах, <text:span text:style-name="T32">«</text:span>обстоятельство непреодолимой силы<text:span text:style-name="T32">»</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text:span text:style-name="T94">и оберегаемые</text:span>,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text:soft-page-break/></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А</text:span><text:span text:style-name="T32">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9">Я не могу навязать тебе чувств…</text:span><text:span text:style-name="T24"> </text:span><text:span text:style-name="T2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text:span text:style-name="T94">к</text:span>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94">Это мне Твайлайт сказала</text:span>…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ё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60">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2">– </text:span>Хрен-то тебе зачем? <text:span text:style-name="T12">– </text:span>с бессильной злостью спросил я. <text:span text:style-name="T12">– </text:span><text:span text:style-name="T60">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oft-page-break/><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всё просчитано. Я уверена, я подчёркиваю, я абсолютно уверена в безопасности эксперимента!</text:p>
      <text:p text:style-name="P52"><text:span text:style-name="T12">– </text:span>Ой, шо-то мне нехорошо становится, когда ты так говоришь…</text:p>
      <text:p text:style-name="P52"><text:span text:style-name="T12">–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0"> </text:span>покои Луны<text:span text:style-name="T60"> </text:span>через открытые балконные двери<text:span text:style-name="T60">.</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0">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8">– </text:span><text:span text:style-name="T28">Шейла! Шейла Блюскай! И я уже не малышка! </text:span><text:span text:style-name="T38">– </text:span><text:span text:style-name="T28">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о? Увидел ш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oft-page-break/><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0">Допустим, кот бессмертен. Также допустим, что кот з</text:span>аколдован<text:span text:style-name="T60"> </text:span>отложенным <text:span text:style-name="T60">заклятие</text:span>м<text:span text:style-name="T60"> Стирания, которое сработает, если кто-то откроет ящик</text:span>. <text:span text:style-name="T60">То есть, п</text:span>ри открытии<text:span text:style-name="T60"> ящик</text:span>а<text:span text:style-name="T60"> кот исчезнет из </text:span>бытия<text:span text:style-name="T60"> </text:span>— его нет, и никогда не было.</text:p>
      <text:p text:style-name="P52"><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о мы все — навроде этого кота, а Анон боится открыть ящик? Ш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5" text:note-class="footnote"><text:note-citation>15</text:note-citation><text:note-body><text:p text:style-name="P137">Тороид <text:span text:style-name="T50">–</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oft-page-break/><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oft-page-break/><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oft-page-break/><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oft-page-break/><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oft-page-break/><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oft-page-break/><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8">—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8">—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8">—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oft-page-break/><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text:soft-page-break/></text:p>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5">д</text:span>ЕсЬ БЫл <text:span text:style-name="T66">д</text:span>ИскОр<text:span text:style-name="T64">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5">7.76</text:span>», сменившись на «<text:span text:style-name="T25">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5">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8">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8">—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8">–</text:span><text:span text:style-name="T28">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0">трид</text:span><text:span text:style-name="T1">цать лет, если его сменят через </text:span><text:span text:style-name="T60">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text:soft-page-break/>–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0">задней осью </text:span><text:span text:style-name="T1">на табуретку. Я прилаживал ей новое колесо взамен <text:s/>утраченного. </text:span><text:span text:style-name="T60">Ещ</text:span><text:span text:style-name="T1">ё</text:span><text:span text:style-name="T60"> </text:span><text:span text:style-name="T1">немного, и будет как новенькая! В дворцовом гараже среди кучи хлама таки нашлось лопнувшее колесо, которое </text:span><text:span text:style-name="T60">мне удалось</text:span><text:span text:style-name="T1"> починить — о</text:span><text:span text:style-name="T60">бучение у</text:span><text:span text:style-name="T1"> Норфа не </text:span><text:span text:style-name="T60">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0">на </text:span><text:span text:style-name="T1">корпус</text:span><text:span text:style-name="T60">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0">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0">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text:soft-page-break/>–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0">о всём мире остались только м</text:span>ы<text:span text:style-name="T60">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text:soft-page-break/></text:p>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5">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text:soft-page-break/></text:p>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0">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0">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0">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60">А ч</text:span>то случилось с кракеном?</text:p>
      <text:p text:style-name="P52">– Он провалился в <text:span text:style-name="T60">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text:soft-page-break/>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text:soft-page-break/></text:p>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2">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2">—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4" text:outline-level="3">Воскресенье</text:h>
      <text:p text:style-name="P47"/>
      <text:p text:style-name="P1"><text:soft-page-break/>Невесомость, удар, чувство веса. Я открываю глаза.</text:p>
      <text:p text:style-name="P1">Крыша <text:span text:style-name="T29">высотки</text:span><text:span text:style-name="T28"> </text:span>тускло отсвечивает в свете звёзд. <text:span text:style-name="T28">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0">— феерия эмоций переполняла меня во время пребывания в ярком нескладном мире, что остался позади. </text:span><text:span text:style-name="T33">Я тогда как будто вынырнул из трясины и начал дышать, ощущая каждой своей клеточкой полную гамму чувств и оттенков жизни. Но у</text:span><text:span text:style-name="T30">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0">Невозможно поверить, но два месяца</text:span><text:span text:style-name="T20"> </text:span><text:span text:style-name="T5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7">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text:soft-page-break/>–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2">– </text:span>Привет, Нэш. Это Анон.</text:p>
      <text:p text:style-name="P1"><text:span text:style-name="T32">–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soft-page-break/>…</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0"/>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0">кликнул по ним правой кнопкой </text:span><text:span text:style-name="T1">мыши</text:span><text:span text:style-name="T60"> и </text:span><text:span text:style-name="T1">выбрал</text:span><text:span text:style-name="T60">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8">Сейчас уже нельзя ничего изменить и придётся ему довер</text:span><text:span text:style-name="T29">иться</text:span><text:span text:style-name="T2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9">—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8">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8">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2">–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text:soft-page-break/>–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8">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8">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text:soft-page-break/>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2">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6">—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text:soft-page-break/>Classloader start…</text:p>
      <text:p text:style-name="P86">Loading dictionaries…</text:p>
      <text:p text:style-name="P86"><text:span text:style-name="T12">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8">—</text:span> что может держать закоренелого обеспеченного холостяка дома, кроме работы? <text:span text:style-name="T2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5">— после встречи на лестнице со смайлолицым у меня развилась мания преследования.</text:span></text:p>
      <text:p text:style-name="P99"><text:soft-page-break/><text:span text:style-name="T12">– Анон…</text:span><text:span text:style-name="T1"> Тут окно разбито… И верёвка висит. – пискнула Флаттершай из кухни.</text:span></text:p>
      <text:p text:style-name="P97"><text:span text:style-name="T12">–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32">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8"><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8"/>
      <text:h text:style-name="P152" text:outline-level="2">2<text:span text:style-name="T1">9</text:span>. Отбытие</text:h>
      <text:p text:style-name="P111"/>
      <text:p text:style-name="P98"><text:span text:style-name="T12">–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text:soft-page-break/>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oft-page-break/><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2">– Нет! Дискорд </text:span>— не убийца!!!</text:p>
      <text:p text:style-name="P118">С необычной для неё силой Флаттершай вытащила кляп изо рта драконикуса.</text:p>
      <text:p text:style-name="P11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2">– Р</text:span>ассказывай.</text:p>
      <text:p text:style-name="P118">Дискорд немного успокоился.</text:p>
      <text:p text:style-name="P118"><text:s/><text:span text:style-name="T12">– </text:span>Вообще-то, от тебя следовало бы избавиться, Проводник. Не знаю, что ты там разведал в <text:span text:style-name="T28">Большом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8"><text:span text:style-name="T12">–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8">словно кот с мышью</text:span>?</text:p>
      <text:p text:style-name="P118"><text:span text:style-name="T12">– </text:span>Анон! <text:span text:style-name="T12">– </text:span>крикнула Эпплджек из прихожей. <text:span text:style-name="T12">–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8">–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8">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0">А если не </text:span>выдержит<text:span text:style-name="T60">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8">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8">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text:soft-page-break/></text:p>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2">– Д</text:span>искорд Эйрлайнс приветствует на борту! Температура воздуха пять градусов! Высота<text:span text:style-name="T28"> сто пять</text:span><text:span text:style-name="T23"> </text:span>метров. Ожидаемая продолжительность полёта — четыре минуты!..</text:p>
      <text:p text:style-name="P118">…ограда края крыши промелькнула под нами…</text:p>
      <text:p text:style-name="P118"><text:span text:style-name="T12">–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2">–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text:soft-page-break/></text:h>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8">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7">.</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pan text:style-name="T12">–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4">–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0">–</text:span><text:span text:style-name="T44"> Анакорн подавил короткий смешок. </text:span><text:span text:style-name="T40">–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4">–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4">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8">.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4">– К сожалению, не </text:span><text:span text:style-name="T48">получится</text:span><text:span text:style-name="T44">.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4"><text:note text:id="ftn16" text:note-class="footnote"><text:note-citation>16</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4">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text:soft-page-break/>– Я не могу полноценно общаться с метаинтеллектом реальности, <text:span text:style-name="T44">—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4">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2">.</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4">–</text:span><text:span text:style-name="T28"> На самом деле помочь мне достаточно легко. Видишь ли, залатать дыры конструкции Эквуса можно «наложив» на них правдоподобное </text:span><text:span text:style-name="T44">— иначе говоря, жизнеспособное —</text:span><text:span text:style-name="T28"> объяснение и направив на это объяснение подпитывающую энергию адептов. В мире людей даже есть шуточная награда, учреждённая </text:span><text:span text:style-name="T38">Marvel Comics </text:span><text:span text:style-name="T28">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8">Marvel</text:span><text:span text:style-name="T28">.</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8">– Ты уже устранил крупнейший дефект Эквестрии </text:span><text:span text:style-name="T44">— манипуляции светилом. Аналогично решаются и остальные проблемы</text:span><text:span text:style-name="T2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4">— вещь живучая</text:span><text:span text:style-name="T28">. Я сам такое проделывал много раз со всякими мелочами, вроде эквестрийской природы и техники. Были там </text:span><text:soft-page-break/><text:span text:style-name="T28">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4">–</text:span><text:span text:style-name="T28"> А кьютимарки? Как, разрази меня квазар, объяснить кьютимарки? </text:span><text:span text:style-name="T44">–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50">,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5">—</text:span><text:span text:style-name="T50"> точнее, дерево схожих миров Эквуса </text:span><text:span text:style-name="T55">—</text:span><text:span text:style-name="T50"> создали брони. Разумеется, стержнем им послужил именно сериал, но каждый фанфик </text:span><text:span text:style-name="T55">—</text:span><text:span text:style-name="T50">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text:soft-page-break/></text:p>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50">– Наконец-то я вижу свет в конце тоннеля! Как это не пришло мне в голову! Ты всё отлично увязал! Всё сходится! Более того </text:span><text:span text:style-name="T55">—</text:span><text:span text:style-name="T50"> Анакорн заговорщически подмигнул мне </text:span><text:span text:style-name="T55">—</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5">— и первой реальной историей в Объединённом Континууме Эквуса</text:span><text:span text:style-name="T50">!</text:span></text:p>
      <text:p text:style-name="P104">Я подозрительно посмотрел на Анакорна.</text:p>
      <text:p text:style-name="P103"><text:span text:style-name="T18">– </text:span><text:span text:style-name="T50">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8">– </text:span><text:span text:style-name="T50">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2">–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2">– </text:span>Пиши, как есть. <text:span text:style-name="T12">– </text:span>развёл копытами Анакорн. <text:span text:style-name="T12">– </text:span>Авось сгодится. Я писать точно не буду <text:span text:style-name="T55">— ты меня с кьютимарками уже пригрузил на ближайшие тысячи лет.</text:span></text:p>
      <text:p text:style-name="P103">…</text:p>
      <text:p text:style-name="P103">Факн щит<text:note text:id="ftn17" text:note-class="footnote"><text:note-citation>17</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text:soft-page-break/>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25">—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text:soft-page-break/>–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32">–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8">Хочу, чтобы ты </text:span><text:span text:style-name="T29">делал мне почесушки</text:span><text:span text:style-name="T28">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7"><text:soft-page-break/>Я опустил руку на шею <text:span text:style-name="T1">пегаски</text:span> и ощутил теплоту и лёгкое покалывание в пустоте.</text:p>
      <text:p text:style-name="P97"><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21T19:40:11.272669142</dc:date>
    <meta:editing-duration>P145DT11H34M14S</meta:editing-duration>
    <meta:editing-cycles>9124</meta:editing-cycles>
    <meta:generator>LibreOffice/5.1.6.2$Linux_X86_64 LibreOffice_project/10m0$Build-2</meta:generator>
    <meta:printed-by>макс </meta:printed-by>
    <meta:print-date>2017-07-30T17:54:58.23</meta:print-date>
    <meta:document-statistic meta:table-count="0" meta:image-count="0" meta:object-count="0" meta:page-count="229" meta:paragraph-count="4731" meta:word-count="100587" meta:character-count="666408" meta:non-whitespace-character-count="566046"/>
  </office:meta>
</office:document-meta>
</file>